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Cantarell" fo:font-size="15pt" fo:font-weight="bold" style:font-size-asian="15pt" style:font-weight-asian="bold" style:font-size-complex="15pt" style:font-weight-complex="bold"/>
    </style:style>
    <style:style style:name="P2" style:family="paragraph" style:parent-style-name="Standard" style:list-style-name="L1">
      <style:paragraph-properties fo:line-height="100%"/>
      <style:text-properties style:font-name="Cantarell" fo:font-size="14pt" style:font-size-asian="14pt" style:font-size-complex="14pt"/>
    </style:style>
    <style:style style:name="P3" style:family="paragraph" style:parent-style-name="Standard" style:list-style-name="L2">
      <style:paragraph-properties fo:line-height="100%"/>
      <style:text-properties style:font-name="Cantarell" fo:font-size="14pt" style:font-size-asian="14pt" style:font-size-complex="14pt"/>
    </style:style>
    <style:style style:name="P4" style:family="paragraph" style:parent-style-name="Standard" style:list-style-name="L2">
      <style:paragraph-properties fo:line-height="100%"/>
      <style:text-properties style:font-name="Cantarell"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 style:list-style-name="L2">
      <style:paragraph-properties fo:line-height="100%"/>
      <style:text-properties style:font-name="Cantarell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 style:list-style-name="L2">
      <style:paragraph-properties fo:line-height="100%"/>
      <style:text-properties fo:font-variant="normal" fo:text-transform="none" fo:color="#222222" style:font-name="Cantarell" fo:font-size="14pt" fo:letter-spacing="normal" fo:font-style="normal" fo:font-weight="normal" style:font-size-asian="14pt" style:font-size-complex="14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 <text:s text:c="5"/>Work Report ( period 1.3.2015 to 31.3.2015) by RRU</text:p>
      <text:list xml:id="list9395693141" text:style-name="L1">
        <text:list-header>
          <text:p text:style-name="P2"/>
        </text:list-header>
      </text:list>
      <text:list xml:id="list1757314056" text:style-name="L2">
        <text:list-item>
          <text:list>
            <text:list-item>
              <text:list>
                <text:list-item>
                  <text:p text:style-name="P4">Implemented all 30 antennae servo thread in Online_v2 software.</text:p>
                  <text:p text:style-name="P5"/>
                </text:list-item>
                <text:list-item>
                  <text:p text:style-name="P6">Attended TCS, plan ,coordination &amp; Online_v2 meeting.</text:p>
                  <text:p text:style-name="P6"/>
                </text:list-item>
                <text:list-item>
                  <text:p text:style-name="P3">Successfully tested FPS system over serial link in C06 antenna.</text:p>
                  <text:p text:style-name="P3">All set, read &amp; run commands are working as per expectations. </text:p>
                  <text:p text:style-name="P3">Updated the report to include FPS system testing done at C06 antenna. </text:p>
                  <text:p text:style-name="P3"/>
                </text:list-item>
                <text:list-item>
                  <text:p text:style-name="P3">Tested the auto connect feature of FPS rabbit MCM with Charu.</text:p>
                  <text:p text:style-name="P3"/>
                </text:list-item>
                <text:list-item>
                  <text:p text:style-name="P3">Implemented all 30 antennas MCM thread for all sub-system.</text:p>
                  <text:p text:style-name="P3">Updated the shared memory client program to display all 30 antennae MCM sub-system command &amp; response.</text:p>
                  <text:p text:style-name="P3">Updated the QT/QML GUI for 30 antennae. Tested all updated software in Lab using 8 antennae set up.</text:p>
                  <text:p text:style-name="P3"/>
                </text:list-item>
                <text:list-item>
                  <text:p text:style-name="P3">Checked new programmed MCM cards using Online_v2 software.</text:p>
                  <text:p text:style-name="P3"/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leset </meta:initial-creator>
    <meta:creation-date>2014-04-01T19:04:57</meta:creation-date>
    <dc:date>2015-03-31T12:39:49</dc:date>
    <dc:creator>teleset </dc:creator>
    <meta:editing-duration>PT22M40S</meta:editing-duration>
    <meta:editing-cycles>18</meta:editing-cycles>
    <meta:generator>LibreOffice/3.4$Linux LibreOffice_project/340m1$Build-602</meta:generator>
    <meta:document-statistic meta:table-count="0" meta:image-count="0" meta:object-count="0" meta:page-count="1" meta:paragraph-count="11" meta:word-count="127" meta:character-count="762" meta:non-whitespace-character-count="642"/>
  </office:meta>
</office:document-meta>
</file>